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 fo:min-height="0.919cm" fo:min-width="1.925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.919cm" fo:min-width="0.938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766cm" fo:min-width="4.83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217cm" fo:min-width="4.834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344cm" fo:min-width="0.643cm"/>
    </style:style>
    <style:style style:name="gr6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0.433cm" fo:min-width="0.734cm"/>
    </style:style>
    <style:style style:name="gr7" style:family="graphic" style:parent-style-name="standard">
      <style:graphic-properties draw:stroke="solid" svg:stroke-color="#000000" draw:fill="solid" draw:fill-color="#00ffff" draw:textarea-horizontal-align="left" draw:auto-grow-height="true" draw:auto-grow-width="true" fo:min-height="0.433cm" fo:min-width="0.756cm"/>
    </style:style>
    <style:style style:name="gr8" style:family="graphic" style:parent-style-name="standard">
      <style:graphic-properties draw:stroke="solid" svg:stroke-color="#000000" draw:fill="solid" draw:fill-color="#00ffff" draw:textarea-horizontal-align="left" draw:auto-grow-height="true" draw:auto-grow-width="true" fo:min-height="0.433cm" fo:min-width="0.654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344cm" fo:min-width="0.334cm"/>
    </style:style>
    <style:style style:name="gr10" style:family="graphic" style:parent-style-name="standard">
      <style:graphic-properties draw:stroke="solid" svg:stroke-color="#000000" draw:fill="solid" draw:fill-color="#00ffff" draw:textarea-horizontal-align="left" draw:auto-grow-height="true" draw:auto-grow-width="true" fo:min-height="0.433cm" fo:min-width="0.4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51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dash" draw:stroke-dash="Fine_20_Dashed" svg:stroke-color="#3465a4" draw:textarea-vertical-align="middle"/>
    </style:style>
    <style:style style:name="gr15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385cm" fo:min-width="0.897cm"/>
    </style:style>
    <style:style style:name="gr17" style:family="graphic" style:parent-style-name="standard">
      <style:graphic-properties svg:stroke-color="#3465a4" draw:marker-end="Symmetric_20_Arrow" draw:textarea-vertical-align="middle"/>
    </style:style>
    <style:style style:name="gr18" style:family="graphic" style:parent-style-name="standard">
      <style:graphic-properties draw:stroke="solid" svg:stroke-color="#000000" draw:fill="solid" draw:fill-color="#ffffcc" draw:textarea-horizontal-align="left" draw:auto-grow-height="true" draw:auto-grow-width="false" fo:min-height="1.244cm" fo:min-width="0cm"/>
    </style:style>
    <style:style style:name="gr19" style:family="graphic" style:parent-style-name="standard">
      <style:graphic-properties draw:stroke="solid" svg:stroke-color="#000000" draw:fill="solid" draw:fill-color="#00ffff" draw:textarea-horizontal-align="left" draw:auto-grow-height="true" draw:auto-grow-width="false" fo:min-height="2.76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69cm"/>
    </style:style>
    <style:style style:name="P1" style:family="paragraph">
      <loext:graphic-properties draw:fill="solid" draw:fill-color="#00ffff"/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solid" draw:fill-color="#ffffcc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cc"/>
      <style:text-properties fo:font-size="11pt" style:font-size-asian="11pt" style:font-size-complex="11pt"/>
    </style:style>
    <style:style style:name="P5" style:family="paragraph">
      <loext:graphic-properties draw:fill="solid" draw:fill-color="#00ffff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cc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solid" draw:fill-color="#00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1.651cm" svg:x="7.858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032cm" svg:height="1.651cm" svg:x="5.699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34cm" svg:height="1.016cm" svg:x="6.115cm" svg:y="5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0.467cm" svg:x="6.115cm" svg:y="6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143cm" svg:height="0.594cm" svg:x="6.115cm" svg:y="9.31cm">
          <text:p/>
          <draw:enhanced-geometry svg:viewBox="0 0 21600 21600" draw:type="rectangle" draw:enhanced-path="M 0 0 L 21600 0 21600 21600 0 21600 0 0 Z N"/>
        </draw:custom-shape>
        <draw:frame draw:style-name="gr6" draw:text-style-name="P4" xml:id="id2" draw:id="id2" draw:layer="layout" svg:width="1.234cm" svg:height="0.683cm" svg:x="6.058cm" svg:y="9.267cm">
          <draw:text-box>
            <text:p><text:span text:style-name="T1">EVL</text:span></text:p>
          </draw:text-box>
        </draw:frame>
        <draw:custom-shape draw:style-name="gr5" draw:text-style-name="P3" draw:layer="layout" svg:width="1.143cm" svg:height="0.594cm" svg:x="7.615cm" svg:y="9.311cm">
          <text:p/>
          <draw:enhanced-geometry svg:viewBox="0 0 21600 21600" draw:type="rectangle" draw:enhanced-path="M 0 0 L 21600 0 21600 21600 0 21600 0 0 Z N"/>
        </draw:custom-shape>
        <draw:frame draw:style-name="gr7" draw:text-style-name="P5" xml:id="id3" draw:id="id3" draw:layer="layout" svg:width="1.256cm" svg:height="0.683cm" svg:x="7.558cm" svg:y="9.268cm">
          <draw:text-box>
            <text:p><text:span text:style-name="T1">VFS</text:span></text:p>
          </draw:text-box>
        </draw:frame>
        <draw:custom-shape draw:style-name="gr5" draw:text-style-name="P3" draw:layer="layout" svg:width="1.143cm" svg:height="0.594cm" svg:x="9.115cm" svg:y="9.312cm">
          <text:p/>
          <draw:enhanced-geometry svg:viewBox="0 0 21600 21600" draw:type="rectangle" draw:enhanced-path="M 0 0 L 21600 0 21600 21600 0 21600 0 0 Z N"/>
        </draw:custom-shape>
        <draw:frame draw:style-name="gr8" draw:text-style-name="P5" xml:id="id4" draw:id="id4" draw:layer="layout" svg:width="1.154cm" svg:height="0.683cm" svg:x="9.12cm" svg:y="9.269cm">
          <draw:text-box>
            <text:p><text:span text:style-name="T1">MM</text:span></text:p>
          </draw:text-box>
        </draw:frame>
        <draw:custom-shape draw:style-name="gr9" draw:text-style-name="P3" draw:layer="layout" svg:width="0.834cm" svg:height="0.594cm" svg:x="10.615cm" svg:y="9.313cm">
          <text:p/>
          <draw:enhanced-geometry svg:viewBox="0 0 21600 21600" draw:type="rectangle" draw:enhanced-path="M 0 0 L 21600 0 21600 21600 0 21600 0 0 Z N"/>
        </draw:custom-shape>
        <draw:frame draw:style-name="gr10" draw:text-style-name="P5" xml:id="id5" draw:id="id5" draw:layer="layout" svg:width="0.942cm" svg:height="0.683cm" svg:x="10.52cm" svg:y="9.27cm">
          <draw:text-box>
            <text:p><text:span text:style-name="T1"><text:s/></text:span><text:span text:style-name="T1">...</text:span></text:p>
          </draw:text-box>
        </draw:frame>
        <draw:frame draw:style-name="gr11" draw:text-style-name="P6" xml:id="id1" draw:id="id1" draw:layer="layout" svg:width="5.675cm" svg:height="0.645cm" svg:x="5.943cm" svg:y="6.722cm">
          <draw:text-box>
            <text:p><text:span text:style-name="T2">(Dovetailed) system call interface</text:span></text:p>
          </draw:text-box>
        </draw:frame>
        <draw:frame draw:style-name="gr12" draw:text-style-name="P7" draw:layer="layout" svg:width="3.351cm" svg:height="0.683cm" svg:x="7.062cm" svg:y="5.291cm">
          <draw:text-box>
            <text:p><text:span text:style-name="T1">Application layer</text:span></text:p>
          </draw:text-box>
        </draw:frame>
        <draw:connector draw:style-name="gr13" draw:text-style-name="P8" draw:layer="layout" svg:x1="8.78cm" svg:y1="7.367cm" svg:x2="6.675cm" svg:y2="9.267cm" draw:start-shape="id1" draw:start-glue-point="2" draw:end-shape="id2" draw:end-glue-point="0" svg:d="M8780 7367v950h-2105v950" svg:viewBox="0 0 2106 1901">
          <text:p/>
        </draw:connector>
        <draw:connector draw:style-name="gr13" draw:text-style-name="P8" draw:layer="layout" svg:x1="8.78cm" svg:y1="7.367cm" svg:x2="8.186cm" svg:y2="9.268cm" draw:start-shape="id1" draw:start-glue-point="2" draw:end-shape="id3" draw:end-glue-point="0" svg:d="M8780 7367v950h-594v951" svg:viewBox="0 0 595 1902">
          <text:p/>
        </draw:connector>
        <draw:connector draw:style-name="gr14" draw:text-style-name="P8" draw:layer="layout" svg:x1="8.78cm" svg:y1="7.367cm" svg:x2="9.697cm" svg:y2="9.269cm" draw:start-shape="id1" draw:start-glue-point="2" draw:end-shape="id4" draw:end-glue-point="0" svg:d="M8780 7367v951h917v951" svg:viewBox="0 0 918 1903">
          <text:p/>
        </draw:connector>
        <draw:connector draw:style-name="gr14" draw:text-style-name="P8" draw:layer="layout" svg:x1="8.78cm" svg:y1="7.367cm" svg:x2="10.991cm" svg:y2="9.27cm" draw:start-shape="id1" draw:start-glue-point="2" draw:end-shape="id5" draw:end-glue-point="0" svg:d="M8780 7367v951h2211v952" svg:viewBox="0 0 2212 1904">
          <text:p/>
        </draw:connector>
        <draw:line draw:style-name="gr15" draw:text-style-name="P9" draw:layer="layout" svg:x1="8.62cm" svg:y1="6.207cm" svg:x2="8.62cm" svg:y2="6.842cm">
          <text:p/>
        </draw:line>
        <draw:custom-shape draw:style-name="gr16" draw:text-style-name="P11" xml:id="id6" draw:id="id6" draw:layer="layout" svg:width="1.397cm" svg:height="0.635cm" svg:x="6.634cm" svg:y="11.017cm">
          <text:p text:style-name="P10"><text:span text:style-name="T1">Driver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6.675cm" svg:y1="9.95cm" svg:x2="6.634cm" svg:y2="11.334cm" draw:start-shape="id2" draw:start-glue-point="2" draw:end-shape="id6" draw:end-glue-point="3" svg:d="M6675 9950v533h-543v851h502" svg:viewBox="0 0 544 1385">
          <text:p/>
        </draw:connector>
        <draw:connector draw:style-name="gr17" draw:text-style-name="P8" draw:layer="layout" svg:x1="8.186cm" svg:y1="9.951cm" svg:x2="8.031cm" svg:y2="11.334cm" draw:start-shape="id3" draw:start-glue-point="2" draw:end-shape="id6" draw:end-glue-point="1" svg:d="M8186 9951v533h345v850h-500" svg:viewBox="0 0 501 1384">
          <text:p/>
        </draw:connector>
        <draw:frame draw:style-name="gr18" draw:text-style-name="P13" draw:layer="layout" svg:width="3.365cm" svg:height="1.494cm" svg:x="2.488cm" svg:y="10.655cm">
          <draw:text-box>
            <text:p text:style-name="P12"><text:span text:style-name="T2">f_op-&gt;oob_read()</text:span></text:p>
            <text:p text:style-name="P12"><text:span text:style-name="T2">f_op-&gt;oob_write()</text:span></text:p>
            <text:p text:style-name="P12"><text:span text:style-name="T2">f_op-&gt;oob_ioctl()</text:span></text:p>
          </draw:text-box>
        </draw:frame>
        <draw:frame draw:style-name="gr19" draw:text-style-name="P14" draw:layer="layout" svg:width="4.103cm" svg:height="3.017cm" svg:x="8.889cm" svg:y="10.756cm">
          <draw:text-box>
            <text:p text:style-name="P12"><text:span text:style-name="T2">f_op-&gt;open()</text:span></text:p>
            <text:p text:style-name="P12"><text:span text:style-name="T2">f_op-&gt;release()</text:span></text:p>
            <text:p text:style-name="P12"><text:span text:style-name="T2">f_op-&gt;read()</text:span></text:p>
            <text:p text:style-name="P12"><text:span text:style-name="T2">f_op-&gt;write</text:span></text:p>
            <text:p text:style-name="P12"><text:span text:style-name="T2">f_op→unlocked_ioctl()</text:span></text:p>
            <text:p text:style-name="P12"><text:span text:style-name="T2">f_op→mmap()</text:span></text:p>
            <text:p text:style-name="P12"><text:span text:style-name="T2">…</text:span></text:p>
          </draw:text-box>
        </draw:frame>
        <draw:frame draw:style-name="gr20" draw:text-style-name="P15" draw:layer="layout" svg:width="2.136cm" svg:height="0.607cm" svg:x="5.634cm" svg:y="7.758cm">
          <draw:text-box>
            <text:p><text:span text:style-name="T3">out-of-band</text:span></text:p>
          </draw:text-box>
        </draw:frame>
        <draw:frame draw:style-name="gr21" draw:text-style-name="P15" draw:layer="layout" svg:width="1.569cm" svg:height="0.607cm" svg:x="8.734cm" svg:y="7.759cm">
          <draw:text-box>
            <text:p><text:span text:style-name="T3">in-ba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03-06T19:39:19.787591371</meta:creation-date>
    <dc:date>2019-03-07T17:08:25.866690190</dc:date>
    <dc:creator>Philippe GERUM</dc:creator>
    <meta:editing-duration>PT1H13M33S</meta:editing-duration>
    <meta:editing-cycles>16</meta:editing-cycles>
    <meta:generator>LibreOffice/6.1.5.2$Linux_X86_64 LibreOffice_project/10$Build-2</meta:generator>
    <meta:document-statistic meta:object-count="26"/>
  </office:meta>
</office:document-meta>
</file>